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13f66a0" officeooo:paragraph-rsid="013f66a0"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09c106" officeooo:paragraph-rsid="0009c106"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0acd1a" officeooo:paragraph-rsid="000acd1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140b357" officeooo:paragraph-rsid="0140b35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146dab0" officeooo:paragraph-rsid="0146dab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15414a6" officeooo:paragraph-rsid="015414a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15a5eb8" officeooo:paragraph-rsid="015a5eb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15e326f" officeooo:paragraph-rsid="015e326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15fb12d" officeooo:paragraph-rsid="015fb12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16272d4" officeooo:paragraph-rsid="016272d4"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Times New Roman" fo:font-size="12pt" style:text-underline-style="none" fo:font-weight="normal" officeooo:rsid="015f3804" officeooo:paragraph-rsid="015f3804"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Times New Roman" fo:font-size="12pt" style:text-underline-style="none" fo:font-weight="normal" officeooo:rsid="015fb12d" officeooo:paragraph-rsid="015fb12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16ab957" officeooo:paragraph-rsid="016ab95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f1eac" officeooo:paragraph-rsid="016f1ea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04451" officeooo:paragraph-rsid="01704451"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20d61" officeooo:paragraph-rsid="01720d6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30862" officeooo:paragraph-rsid="01730862"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normal" officeooo:rsid="01730862" officeooo:paragraph-rsid="0174872b"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normal" officeooo:rsid="01730862" officeooo:paragraph-rsid="0175a373"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normal" officeooo:rsid="0177489d" officeooo:paragraph-rsid="0177489d"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normal" officeooo:rsid="0178e681" officeooo:paragraph-rsid="017a85a5"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8e681" officeooo:paragraph-rsid="017a85a5"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afb79" officeooo:paragraph-rsid="017afb79"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74872b"/>
    </style:style>
    <style:style style:name="T4" style:family="text">
      <style:text-properties style:text-underline-style="none" officeooo:rsid="0175a373"/>
    </style:style>
    <style:style style:name="T5" style:family="text">
      <style:text-properties style:text-underline-style="none" officeooo:rsid="0177489d"/>
    </style:style>
    <style:style style:name="T6" style:family="text">
      <style:text-properties style:text-underline-style="none" officeooo:rsid="017a85a5"/>
    </style:style>
    <style:style style:name="T7" style:family="text">
      <style:text-properties officeooo:rsid="0141f861"/>
    </style:style>
    <style:style style:name="T8" style:family="text">
      <style:text-properties officeooo:rsid="01478475"/>
    </style:style>
    <style:style style:name="T9" style:family="text">
      <style:text-properties officeooo:rsid="0148a879"/>
    </style:style>
    <style:style style:name="T10" style:family="text">
      <style:text-properties officeooo:rsid="01498dd6"/>
    </style:style>
    <style:style style:name="T11" style:family="text">
      <style:text-properties officeooo:rsid="0149cd58"/>
    </style:style>
    <style:style style:name="T12" style:family="text">
      <style:text-properties officeooo:rsid="014b6edb"/>
    </style:style>
    <style:style style:name="T13" style:family="text">
      <style:text-properties officeooo:rsid="014fa85b"/>
    </style:style>
    <style:style style:name="T14" style:family="text">
      <style:text-properties officeooo:rsid="0150b820"/>
    </style:style>
    <style:style style:name="T15" style:family="text">
      <style:text-properties officeooo:rsid="01523539"/>
    </style:style>
    <style:style style:name="T16" style:family="text">
      <style:text-properties officeooo:rsid="01551997"/>
    </style:style>
    <style:style style:name="T17" style:family="text">
      <style:text-properties officeooo:rsid="015c688b"/>
    </style:style>
    <style:style style:name="T18" style:family="text">
      <style:text-properties officeooo:rsid="01646333"/>
    </style:style>
    <style:style style:name="T19" style:family="text">
      <style:text-properties officeooo:rsid="016c9f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lture et histoire des peuples d’Europe de l’Est</text:p>
      <text:p text:style-name="P3">L’identité Européenne</text:p>
      <text:p text:style-name="P1"/>
      <text:p text:style-name="P1"/>
      <text:p text:style-name="P4">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5"/>
      <text:p text:style-name="P6"/>
      <text:p text:style-name="P7">L’identité européenne peut être définie comme un corpus de valeurs partagées par un ensemble de collectivité humaine, manifestant représentation et image concrètes de ces valeurs partagées. <text:line-break/>Elle peut aussi être définie par l’expression d’un sentiment d’adhésion à l’unité de cette collectivité, <text:span text:style-name="T7">mais l’identité européenne varie dans le temps et selon les groupes sociaux culturels.<text:line-break/>Certains milieux sont plus réceptifs à certaines identités que d’autres, en effet, l’identité nationale occulte souvent d’autres identités (religieuse, linguistique, régionale, …).</text:span></text:p>
      <text:p text:style-name="P7"/>
      <text:p text:style-name="P8">L’identité européenne doit exprimer un rapport dynamique entre les citoyens de l’Europe, par conséquent elle est créatrice d’arts, de cultures, de politique, d’éducation, …, <text:span text:style-name="T8">elle donne un sens à l’histoire européenne et produit également les lieux de mémoire de la communauté européenne :</text:span></text:p>
      <text:p text:style-name="P8">- <text:span text:style-name="T9">Léningrad (Siège de 900 jours, trois millions de morts).</text:span></text:p>
      <text:p text:style-name="P8">- <text:span text:style-name="T10">Babi Yar (Fossé des grands-mères) : Ravin de la shoah par balle près de Kiev</text:span></text:p>
      <text:p text:style-name="P8">- <text:span text:style-name="T11">Khatyn : Village complètement brûlé par les nazis, avec femme et enfants</text:span></text:p>
      <text:p text:style-name="P8">- <text:span text:style-name="T12">Salaspils : Lituanie, camp d’extermination des enfants juifs et slave à qui on prenait leurs sang pour les soldats de la wehrmacht</text:span></text:p>
      <text:p text:style-name="P8">- <text:span text:style-name="T13">Sobibor : Camp de concentration où une insurrection a fonctionné</text:span></text:p>
      <text:p text:style-name="P8">- <text:span text:style-name="T14">Budapest : Grande synagogue de Hongrie</text:span></text:p>
      <text:p text:style-name="P8">- <text:span text:style-name="T15">Quais du Danube</text:span></text:p>
      <text:p text:style-name="P8"/>
      <text:p text:style-name="P9">L’identité européenne est comme l’expression d’une civilisation ultime, supérieure <text:span text:style-name="T16">ou égale aux autres mais bien particulière (selon la vision européenne du XIXème – XXème siècle).<text:line-break/>Elle a été assimilée à la capacité des peuples européen à moderniser et aujourd’hui elle est ressentie comme l’expression de la pluralité des cultures.</text:span></text:p>
      <text:p text:style-name="P9"/>
      <text:p text:style-name="P10">L’identité européenne est une réalité de faible intensité affective et de forte complexité intellectuelle.<text:line-break/><text:span text:style-name="T17">L’espace européen n’est pas assez affirmé pour qu’il puisse mettre en scène sa volonté de vivre ensemble. Les lieux de mémoires occupent une place particulière dans l’identité européenne et sont une démonstration de l’héritage du point de vue historique et religieux.</text:span></text:p>
      <text:p text:style-name="P10"/>
      <text:p text:style-name="P11">Trois acquis semble incontestables :</text:p>
      <text:list xml:id="list2574441259" text:style-name="L1">
        <text:list-item>
          <text:p text:style-name="P14">Pas d’identité européenne ressentie par les citoyens européens</text:p>
        </text:list-item>
        <text:list-item>
          <text:p text:style-name="P15">Besoin très fort</text:p>
        </text:list-item>
        <text:list-item>
          <text:p text:style-name="P15">Le fait que l’identité se construise volontairement par un mouvement citoyen</text:p>
        </text:list-item>
      </text:list>
      <text:p text:style-name="P12"/>
      <text:p text:style-name="P13">La notion de citoyenneté date de 1783, <text:span text:style-name="T18">la notion d’idée du XIIème siècle.<text:line-break/>Citoyen signifie à l’époque quelqu’un qui appartient à la cité et dispose du droit de cité. Cette citoyenneté met en avant les intérêts étatiques au dessus du nationalisme.<text:line-break/></text:span><text:soft-page-break/><text:span text:style-name="T18">Dans la citoyenneté européenne actuelle, le défi est d’intégrer les nationalités tout en laissant la place nécessaire à l’épanouissement des peuples à l’intérieur de l’UE.</text:span></text:p>
      <text:p text:style-name="P13"/>
      <text:p text:style-name="P16">Toute personne ayant ma nationalité d’un État membre a la citoyenneté européenne qui complète la citoyenneté nationale.<text:line-break/><text:span text:style-name="T19">L’UE a aussi comme objectif d’élargir l’exigence de certaines de ses droits aux pays de l’UE où la personne réside, travaille ou étudie en plus du pays ressortissant.</text:span></text:p>
      <text:p text:style-name="P16"/>
      <text:p text:style-name="P16"/>
      <text:p text:style-name="P17">Processus d’évolution verticaux et horizontaux de l’identité culturelle européenne <text:span text:style-name="T1">:</text:span></text:p>
      <text:p text:style-name="P17"><text:span text:style-name="T1"/></text:p>
      <text:p text:style-name="P18"><text:span text:style-name="T1">Les cultures évoluent au cours du temps à travers des processus verticaux et horizontaux. </text:span></text:p>
      <text:p text:style-name="P18"><text:span text:style-name="T1"/></text:p>
      <text:p text:style-name="P18"><text:span text:style-name="T1">Verticaux : En suivant la chronologie de l’histoire</text:span></text:p>
      <text:p text:style-name="P18"><text:span text:style-name="T1">Horizontaux : Relations entre les pays, qu’elles soient pacifique ou violentes</text:span></text:p>
      <text:p text:style-name="P18"><text:span text:style-name="T1"/></text:p>
      <text:p text:style-name="P19"><text:span text:style-name="T1">Elles peuvent être dues à des migrations, des alliances, des guerres et aussi des difficultés internes d’ordres économiques, politiques, religieux et d’environnement. </text:span></text:p>
      <text:p text:style-name="P19"><text:span text:style-name="T1"/></text:p>
      <text:p text:style-name="P20"><text:span text:style-name="T1">De multiples réseaux trans-européens ont maillé le territoire de l’Europe et ont participé à la gestation de l’identité européenne :</text:span></text:p>
      <text:list xml:id="list77744448" text:style-name="L2">
        <text:list-item>
          <text:p text:style-name="P21"><text:span text:style-name="T1">Réseau des abbayes : Dès le XIème siècle les bénédictins, les moines de Citeaux et de Cluny à travers toute l’Europe ont mis en place 742 abbayes. Ils diffusent à travers l’architecture romane et gothique leurs visions de culturelles. Ils participent à l’aménagement agraire des territoires concernés et à travers les monastères ils essayent aussi d’étendre les idées de la foi et de la raison (prémisses des lumières).</text:span></text:p>
        </text:list-item>
        <text:list-item>
          <text:p text:style-name="P21"><text:span text:style-name="T3">Réseau des pèlerinages : Rome, St Michel, St Jacques de Compostelle</text:span></text:p>
        </text:list-item>
        <text:list-item>
          <text:p text:style-name="P22"><text:span text:style-name="T3">Réseau des ordres de la chevalerie : Avec leurs codes de comportement et leurs valeurs, mais aussi leurs participations à des œuvres de charité, ils imposent leurs mode de vie et de pensée.</text:span></text:p>
        </text:list-item>
        <text:list-item>
          <text:p text:style-name="P22"><text:span text:style-name="T4">Réseau de universités </text:span><text:span text:style-name="T5">: Les premières datent du XIIème (Bologne, Oxford et Salamanque début XIIème, la Sorbone en 1215). <text:line-break/>À l’époque elles enseignent la théologie, la médecine et le droit.<text:line-break/>Les étudiants à cette époque viennent de tous les pays d’Europe et se regroupent en nations. (Erasme 1469 – 1536)</text:span></text:p>
        </text:list-item>
        <text:list-item>
          <text:p text:style-name="P23"><text:span text:style-name="T1">Réseau humaniste : Encyclopédie, contrat social, loges de la franc-maçonnerie.<text:line-break/>C’est une unification européenne intellectuelle.</text:span></text:p>
        </text:list-item>
        <text:list-item>
          <text:p text:style-name="P23"><text:span text:style-name="T1">Réseau diplomatique : Avec les cours royales, liens par mariages, ouverture d’esprit…</text:span></text:p>
        </text:list-item>
        <text:list-item>
          <text:p text:style-name="P24"><text:span text:style-name="T1">Réseau artistique, avec les musiciens : Mozart, Haendel, Chopin, apparition de l’opéra…</text:span></text:p>
        </text:list-item>
        <text:list-item>
          <text:p text:style-name="P24"><text:span text:style-name="T6">Réseau des banques : Elles multiplient leurs succursales (sièges sociaux), de compagnies commerciales (les hanses), marchands dans les grandes foires (Troyes, Novgorod, Provins, …)<text:line-break/>À partir du XIVème circule un nouveau mode de payement, la lettre de change, cela concerne 72 cités de la Hanse (nom de route par laquelle était reliés les cités marchandes).</text:span></text:p>
        </text:list-item>
      </text:list>
      <text:p text:style-name="P25"><text:span text:style-name="T6"/></text:p>
      <text:p text:style-name="P25"><text:span text:style-name="T6"/></text:p>
      <text:p text:style-name="P26"><text:span text:style-name="T6">L</text:span><text:span text:style-name="T1">e processus d’évolution horizontale de l’identité européenne continu et prend de l’ampleur avec la mondialisation de la culture et l’ouverture vers l’extéri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2-01T14:42:06.190959456</dc:date>
    <meta:editing-duration>PT5H50M43S</meta:editing-duration>
    <meta:editing-cycles>346</meta:editing-cycles>
    <meta:generator>LibreOffice/6.1.3.2$Linux_X86_64 LibreOffice_project/10$Build-2</meta:generator>
    <meta:document-statistic meta:table-count="0" meta:image-count="0" meta:object-count="0" meta:page-count="2" meta:paragraph-count="35" meta:word-count="854" meta:character-count="5599" meta:non-whitespace-character-count="4785"/>
  </office:meta>
</office:document-meta>
</file>